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paragraph-rsid="000104ef" style:font-weight-asian="bold" style:font-weight-complex="bold"/>
    </style:style>
    <style:style style:name="P2" style:family="paragraph" style:parent-style-name="Standard">
      <style:paragraph-properties fo:text-align="center" style:justify-single-word="false"/>
      <style:text-properties fo:font-weight="bold" officeooo:rsid="000104ef" officeooo:paragraph-rsid="000104ef" style:font-weight-asian="bold" style:font-weight-complex="bold"/>
    </style:style>
    <style:style style:name="P3" style:family="paragraph" style:parent-style-name="Standard">
      <style:text-properties fo:font-weight="normal" officeooo:paragraph-rsid="000104ef" style:font-weight-asian="normal" style:font-weight-complex="normal"/>
    </style:style>
    <style:style style:name="P4" style:family="paragraph" style:parent-style-name="Standard">
      <style:text-properties style:text-position="0% 100%" officeooo:paragraph-rsid="000104ef"/>
    </style:style>
    <style:style style:name="P5" style:family="paragraph" style:parent-style-name="Standard">
      <style:text-properties style:text-position="0% 100%" fo:font-size="12pt" fo:font-weight="normal" officeooo:paragraph-rsid="000104ef" style:font-size-asian="12pt" style:font-weight-asian="normal" style:font-weight-complex="normal"/>
    </style:style>
    <style:style style:name="P6" style:family="paragraph" style:parent-style-name="Standard">
      <style:text-properties style:text-position="0% 100%" fo:font-size="12pt" fo:font-weight="bold" officeooo:paragraph-rsid="000104ef" style:font-size-asian="12pt" style:font-weight-asian="bold" style:font-weight-complex="bold"/>
    </style:style>
    <style:style style:name="P7" style:family="paragraph" style:parent-style-name="Standard">
      <style:text-properties style:text-position="sub 58%" fo:font-size="12pt" fo:font-weight="bold" officeooo:paragraph-rsid="000104ef" style:font-size-asian="12pt" style:font-weight-asian="bold" style:font-weight-complex="bold"/>
    </style:style>
    <style:style style:name="P8" style:family="paragraph" style:parent-style-name="Standard">
      <style:text-properties officeooo:rsid="000104ef" officeooo:paragraph-rsid="000104ef"/>
    </style:style>
    <style:style style:name="P9" style:family="paragraph" style:parent-style-name="Standard" style:list-style-name="L1">
      <style:text-properties officeooo:paragraph-rsid="000104ef"/>
    </style:style>
    <style:style style:name="P10" style:family="paragraph" style:parent-style-name="Standard" style:list-style-name="L1">
      <style:text-properties fo:font-weight="bold" officeooo:paragraph-rsid="000104ef" style:font-weight-asian="bold" style:font-weight-complex="bold"/>
    </style:style>
    <style:style style:name="P11" style:family="paragraph" style:parent-style-name="Standard" style:list-style-name="L1">
      <style:text-properties style:text-position="0% 100%" fo:font-weight="bold" officeooo:paragraph-rsid="000104ef" style:font-weight-asian="bold" style:font-weight-complex="bold"/>
    </style:style>
    <style:style style:name="P12" style:family="paragraph" style:parent-style-name="Standard" style:list-style-name="L1">
      <style:text-properties style:text-position="0% 100%" officeooo:paragraph-rsid="000104ef"/>
    </style:style>
    <style:style style:name="T1" style:family="text">
      <style:text-properties style:text-position="sub 58%"/>
    </style:style>
    <style:style style:name="T2" style:family="text">
      <style:text-properties style:text-position="sub 58%" fo:font-weight="bold" style:font-weight-asian="bold" style:font-weight-complex="bold"/>
    </style:style>
    <style:style style:name="T3" style:family="text">
      <style:text-properties style:text-position="0% 10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019151"/>
    </style:style>
    <style:style style:name="T7" style:family="text">
      <style:text-properties officeooo:rsid="0004a31d"/>
    </style:style>
    <style:style style:name="T8" style:family="text">
      <style:text-properties officeooo:rsid="00078770"/>
    </style:style>
    <style:style style:name="T9" style:family="text">
      <style:text-properties officeooo:rsid="00099e2c"/>
    </style:style>
    <style:style style:name="T10" style:family="text">
      <style:text-properties officeooo:rsid="000cebf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Closure p</text:span>roperties of <text:span text:style-name="T10">recursive</text:span> and <text:span text:style-name="T7">recursively-enumerable</text:span> languages</text:p>
      <text:p text:style-name="P8"/>
      <text:p text:style-name="P1">Closure properties of decidable languages</text:p>
      <text:p text:style-name="P3">L<text:span text:style-name="T1">1</text:span> and L<text:span text:style-name="T1">2</text:span> are 2 decidable languages. M<text:span text:style-name="T1">1 </text:span><text:span text:style-name="T3">and M</text:span><text:span text:style-name="T1">2 </text:span><text:span text:style-name="T3">respectively decide them</text:span></text:p>
      <text:list xml:id="list18643775101" text:style-name="L1">
        <text:list-item>
          <text:p text:style-name="P10"><text:bookmark text:name="D-Union"/>Union</text:p>
          <text:list>
            <text:list-item>
              <text:p text:style-name="P9">L is the union of L<text:span text:style-name="T1">1</text:span> and L<text:span text:style-name="T1">2</text:span>(It contains strings of L<text:span text:style-name="T1">1</text:span> and L<text:span text:style-name="T1">2</text:span>)</text:p>
            </text:list-item>
            <text:list-item>
              <text:p text:style-name="P9">Consider TM, M, which decides L. L is thus decidable</text:p>
              <text:list>
                <text:list-item>
                  <text:p text:style-name="P9">M = “On input of string w,</text:p>
                  <text:list>
                    <text:list-item>
                      <text:p text:style-name="P9">Run M<text:span text:style-name="T1">1</text:span> over w. Accept if M<text:span text:style-name="T1">1</text:span><text:span text:style-name="T3"> accepts</text:span></text:p>
                    </text:list-item>
                    <text:list-item>
                      <text:p text:style-name="P9">Run M<text:span text:style-name="T1">2</text:span> over w. Accept if M<text:span text:style-name="T1">1</text:span><text:span text:style-name="T3"> accepts</text:span></text:p>
                    </text:list-item>
                    <text:list-item>
                      <text:p text:style-name="P9">Neither of M<text:span text:style-name="T1">1</text:span><text:span text:style-name="T3"> or M</text:span><text:span text:style-name="T1">2</text:span><text:span text:style-name="T3"> accept w. So reject.”</text:span></text:p>
                    </text:list-item>
                  </text:list>
                </text:list-item>
              </text:list>
            </text:list-item>
          </text:list>
        </text:list-item>
        <text:list-item>
          <text:p text:style-name="P10"><text:bookmark text:name="D-Concatenation"/>Concatenation</text:p>
          <text:list>
            <text:list-item>
              <text:p text:style-name="P9">L is the concatenation of L<text:span text:style-name="T1">1</text:span> and L<text:span text:style-name="T1">2</text:span>(It contains strings formed by all possible concatenations of strings in L<text:span text:style-name="T1">1</text:span> and L<text:span text:style-name="T1">2</text:span>)</text:p>
            </text:list-item>
            <text:list-item>
              <text:p text:style-name="P9">Consider <text:span text:style-name="T4">NDTM</text:span>, M, which decides L. L is thus decidable</text:p>
              <text:list>
                <text:list-item>
                  <text:p text:style-name="P9">M = “On input of string w, split into all possible forms of w<text:span text:style-name="T1">1</text:span><text:span text:style-name="T3">w</text:span><text:span text:style-name="T1">2 </text:span><text:span text:style-name="T3">non-deterministically</text:span></text:p>
                  <text:list>
                    <text:list-item>
                      <text:p text:style-name="P9">Run M<text:span text:style-name="T1">1</text:span> over w<text:span text:style-name="T1">1</text:span>. Reject if M<text:span text:style-name="T1">1</text:span><text:span text:style-name="T3"> rejects</text:span></text:p>
                    </text:list-item>
                    <text:list-item>
                      <text:p text:style-name="P9">Run M<text:span text:style-name="T1">2</text:span> over w<text:span text:style-name="T1">2</text:span>. Reject if M<text:span text:style-name="T1">2</text:span><text:span text:style-name="T3"> rejects</text:span></text:p>
                    </text:list-item>
                    <text:list-item>
                      <text:p text:style-name="P9">Accept as M<text:span text:style-name="T1">1</text:span><text:span text:style-name="T3"> accepts w</text:span><text:span text:style-name="T1">1 </text:span><text:span text:style-name="T3"><text:s/>and M</text:span><text:span text:style-name="T1">2</text:span><text:span text:style-name="T3"> accepts w</text:span><text:span text:style-name="T1">2</text:span><text:span text:style-name="T3">.</text:span></text:p>
                    </text:list-item>
                  </text:list>
                </text:list-item>
              </text:list>
            </text:list-item>
          </text:list>
        </text:list-item>
        <text:list-item>
          <text:p text:style-name="P11"><text:bookmark text:name="D-Star"/>Star</text:p>
          <text:list>
            <text:list-item>
              <text:p text:style-name="P12">L is the star of L<text:span text:style-name="T1">1</text:span></text:p>
            </text:list-item>
            <text:list-item>
              <text:p text:style-name="P12">Consider <text:span text:style-name="T4">NDTM</text:span>, M, which decides L. L is thus decidable</text:p>
              <text:list>
                <text:list-item>
                  <text:p text:style-name="P12">M = “On input of string w, split into all possible forms of w<text:span text:style-name="T1">1</text:span>w<text:span text:style-name="T1">2</text:span>w<text:span text:style-name="T1">3</text:span>...w<text:span text:style-name="T1">n</text:span> non-deterministically</text:p>
                </text:list-item>
                <text:list-item>
                  <text:p text:style-name="P12">Run M<text:span text:style-name="T1">1 </text:span>over w<text:span text:style-name="T1">i</text:span> for i = 1, 2, 3, …, n</text:p>
                </text:list-item>
                <text:list-item>
                  <text:p text:style-name="P12">Accept if M<text:span text:style-name="T1">1</text:span> accepts each of these w<text:span text:style-name="T1">i</text:span></text:p>
                </text:list-item>
                <text:list-item>
                  <text:p text:style-name="P12">All cuts have been tried without success. So, reject.”</text:p>
                </text:list-item>
              </text:list>
            </text:list-item>
          </text:list>
        </text:list-item>
        <text:list-item>
          <text:p text:style-name="P11"><text:bookmark text:name="D-Complementation"/>Complement</text:p>
          <text:list>
            <text:list-item>
              <text:p text:style-name="P12">L is the complement of L<text:span text:style-name="T1">1</text:span>, i.e., contains all strings not in L<text:span text:style-name="T1">1</text:span></text:p>
            </text:list-item>
            <text:list-item>
              <text:p text:style-name="P12">Consider <text:span text:style-name="T5">TM</text:span>, M, which decides L. L is thus decidable</text:p>
              <text:list>
                <text:list-item>
                  <text:p text:style-name="P12">M = “Run M<text:span text:style-name="T1">1</text:span> over w</text:p>
                  <text:list>
                    <text:list-item>
                      <text:p text:style-name="P12">Accept if M<text:span text:style-name="T1">1 </text:span>rejects w</text:p>
                    </text:list-item>
                    <text:list-item>
                      <text:p text:style-name="P12">Reject if M<text:span text:style-name="T1">1</text:span> accepts w”</text:p>
                    </text:list-item>
                  </text:list>
                </text:list-item>
              </text:list>
            </text:list-item>
          </text:list>
        </text:list-item>
        <text:list-item>
          <text:p text:style-name="P11"><text:bookmark text:name="D-Intersection"/>Intersection</text:p>
          <text:list>
            <text:list-item>
              <text:p text:style-name="P9">L is the intersection of L<text:span text:style-name="T1">1</text:span> and L<text:span text:style-name="T1">2</text:span>(It contains strings present in both L<text:span text:style-name="T1">1</text:span> and L<text:span text:style-name="T1">2</text:span>)</text:p>
            </text:list-item>
            <text:list-item>
              <text:p text:style-name="P9">Consider TM, M, which decides L. L is thus decidable</text:p>
              <text:list>
                <text:list-item>
                  <text:p text:style-name="P9">M = “On input of string w,</text:p>
                  <text:list>
                    <text:list-item>
                      <text:p text:style-name="P9">Run M<text:span text:style-name="T1">1</text:span> over w. Reject if M<text:span text:style-name="T1">1</text:span><text:span text:style-name="T3"> rejects w.</text:span></text:p>
                    </text:list-item>
                    <text:list-item>
                      <text:p text:style-name="P9">Run M<text:span text:style-name="T1">2</text:span> over w. Reject if M<text:span text:style-name="T1">2</text:span><text:span text:style-name="T3"> rejects w.</text:span></text:p>
                    </text:list-item>
                    <text:list-item>
                      <text:p text:style-name="P9">Accept as both M<text:span text:style-name="T1">1</text:span> and M<text:span text:style-name="T1">2</text:span> accept w.</text:p>
                    </text:list-item>
                  </text:list>
                </text:list-item>
              </text:list>
            </text:list-item>
          </text:list>
        </text:list-item>
      </text:list>
      <text:p text:style-name="P4"/>
      <text:p text:style-name="P1">Closure properties of Turing-recognizable languages</text:p>
      <text:p text:style-name="P3">L<text:span text:style-name="T1">1</text:span> and L<text:span text:style-name="T1">2</text:span> are 2 Turing-recognizable languages. M<text:span text:style-name="T1">1 </text:span><text:span text:style-name="T3">and M</text:span><text:span text:style-name="T1">2 </text:span><text:span text:style-name="T3">respectively recognize them</text:span></text:p>
      <text:list xml:id="list1682523243" text:continue-numbering="true" text:style-name="L1">
        <text:list-item>
          <text:p text:style-name="P10"><text:bookmark text:name="R-Union"/>Union</text:p>
          <text:list>
            <text:list-item>
              <text:p text:style-name="P9">L is the union of L<text:span text:style-name="T1">1</text:span> and L<text:span text:style-name="T1">2</text:span>(It contains strings of L<text:span text:style-name="T1">1</text:span> and L<text:span text:style-name="T1">2</text:span>)</text:p>
            </text:list-item>
            <text:list-item>
              <text:p text:style-name="P9">Consider TM, M, which decides L. L is thus Turing-recognizable</text:p>
              <text:list>
                <text:list-item>
                  <text:p text:style-name="P9">M = “On input of string w,</text:p>
                  <text:list>
                    <text:list-item>
                      <text:p text:style-name="P9">Run M<text:span text:style-name="T1">1</text:span> and M<text:span text:style-name="T1">2</text:span> alternately over w step by step(<text:a xlink:type="simple" xlink:href="#Dovetail">dovetail fashion</text:a>).</text:p>
                    </text:list-item>
                    <text:list-item>
                      <text:p text:style-name="P9">Accept if either M<text:span text:style-name="T1">1</text:span> or M<text:span text:style-name="T1">2</text:span> accept.”</text:p>
                    </text:list-item>
                    <text:list-item>
                      <text:p text:style-name="P9"><text:soft-page-break/>Reject if both M<text:span text:style-name="T1">1</text:span> and M<text:span text:style-name="T1">2</text:span> halt and reject.”</text:p>
                    </text:list-item>
                  </text:list>
                </text:list-item>
                <text:list-item>
                  <text:p text:style-name="P9">Note that M cannot conclusively reject as it may loop indefinitely on a particular w</text:p>
                </text:list-item>
              </text:list>
            </text:list-item>
          </text:list>
        </text:list-item>
        <text:list-item>
          <text:p text:style-name="P10"><text:bookmark text:name="R-Concatenation"/>Concatenation</text:p>
          <text:list>
            <text:list-item>
              <text:p text:style-name="P9">L is the concatenation of L<text:span text:style-name="T1">1</text:span> and L<text:span text:style-name="T1">2</text:span>(It contains strings formed by all possible concatenations of strings in L<text:span text:style-name="T1">1</text:span> and L<text:span text:style-name="T1">2</text:span>)</text:p>
            </text:list-item>
            <text:list-item>
              <text:p text:style-name="P9">Consider <text:span text:style-name="T4">NDTM</text:span>, M, which recognizes L. L is thus Turing-Recognizable</text:p>
              <text:list>
                <text:list-item>
                  <text:p text:style-name="P9">M = “On input of string w, split into all possible forms of w<text:span text:style-name="T1">1</text:span><text:span text:style-name="T3">w</text:span><text:span text:style-name="T1">2 </text:span><text:span text:style-name="T3">non-deterministically</text:span></text:p>
                  <text:list>
                    <text:list-item>
                      <text:p text:style-name="P9">Run M<text:span text:style-name="T1">1</text:span> over w<text:span text:style-name="T1">1</text:span><text:span text:style-name="T3">. If it halts and rejects, Reject.</text:span></text:p>
                    </text:list-item>
                    <text:list-item>
                      <text:p text:style-name="P9"><text:span text:style-name="T3">Run M</text:span><text:span text:style-name="T1">2</text:span><text:span text:style-name="T3"> over w</text:span><text:span text:style-name="T1">2</text:span><text:span text:style-name="T3">. If it halts and rejects, Reject.</text:span></text:p>
                    </text:list-item>
                    <text:list-item>
                      <text:p text:style-name="P9">Accept if both M<text:span text:style-name="T1">1</text:span> and M<text:span text:style-name="T1">2</text:span> w<text:span text:style-name="T1">1 </text:span><text:span text:style-name="T3">and w</text:span><text:span text:style-name="T1">2</text:span>.”</text:p>
                    </text:list-item>
                  </text:list>
                </text:list-item>
                <text:list-item>
                  <text:p text:style-name="P9">Note that M cannot conclusively reject as it may loop indefinitely on a particular w<text:span text:style-name="T1">1</text:span><text:span text:style-name="T3"> or w</text:span><text:span text:style-name="T1">2</text:span></text:p>
                </text:list-item>
              </text:list>
            </text:list-item>
          </text:list>
        </text:list-item>
        <text:list-item>
          <text:p text:style-name="P11"><text:bookmark text:name="R-Star"/>Star</text:p>
          <text:list>
            <text:list-item>
              <text:p text:style-name="P12">L is the star of L<text:span text:style-name="T1">1</text:span></text:p>
            </text:list-item>
            <text:list-item>
              <text:p text:style-name="P12">Consider <text:span text:style-name="T4">NDTM</text:span>, M, which decides L. L is thus Turing-recognizable</text:p>
              <text:list>
                <text:list-item>
                  <text:p text:style-name="P12">M = “On input of string w, split into all possible forms of w<text:span text:style-name="T1">1</text:span>w<text:span text:style-name="T1">2</text:span>w<text:span text:style-name="T1">3</text:span>...w<text:span text:style-name="T1">n </text:span>non-deterministically</text:p>
                  <text:list>
                    <text:list-item>
                      <text:p text:style-name="P12">Run M<text:span text:style-name="T1">1 </text:span>over w<text:span text:style-name="T1">i</text:span> for i = 1, 2, 3, …, n.</text:p>
                    </text:list-item>
                    <text:list-item>
                      <text:p text:style-name="P12">Accept if M<text:span text:style-name="T1">1</text:span> accepts each of these w<text:span text:style-name="T1">i</text:span></text:p>
                    </text:list-item>
                    <text:list-item>
                      <text:p text:style-name="P12">If it halts and rejects, reject as all cuts have been tried without success”</text:p>
                    </text:list-item>
                  </text:list>
                </text:list-item>
                <text:list-item>
                  <text:p text:style-name="P12">Note that M cannot conclusively reject as it may loop indefinitely on a particular w</text:p>
                </text:list-item>
              </text:list>
            </text:list-item>
          </text:list>
        </text:list-item>
        <text:list-item>
          <text:p text:style-name="P11"><text:bookmark text:name="R-Intersection"/>Intersection</text:p>
          <text:list>
            <text:list-item>
              <text:p text:style-name="P9">L is the intersection of L<text:span text:style-name="T1">1</text:span> and L<text:span text:style-name="T1">2</text:span>(It contains strings present in both L<text:span text:style-name="T1">1</text:span> and L<text:span text:style-name="T1">2</text:span>)</text:p>
            </text:list-item>
            <text:list-item>
              <text:p text:style-name="P9">Consider TM, M, which decides L. L is thus Turing-recognizable</text:p>
              <text:list>
                <text:list-item>
                  <text:p text:style-name="P9">M = “On input of string w,</text:p>
                  <text:list>
                    <text:list-item>
                      <text:p text:style-name="P9">Run M<text:span text:style-name="T1">1</text:span> over w.</text:p>
                    </text:list-item>
                    <text:list-item>
                      <text:p text:style-name="P9">Run M<text:span text:style-name="T1">2</text:span> over w.</text:p>
                    </text:list-item>
                    <text:list-item>
                      <text:p text:style-name="P9">Accept if both M<text:span text:style-name="T1">1</text:span> and M<text:span text:style-name="T1">2</text:span> accept.”</text:p>
                    </text:list-item>
                  </text:list>
                </text:list-item>
                <text:list-item>
                  <text:p text:style-name="P9">Note that M cannot conclusively reject as it may loop indefinitely on a particular w</text:p>
                </text:list-item>
              </text:list>
            </text:list-item>
          </text:list>
        </text:list-item>
      </text:list>
      <text:p text:style-name="P3"/>
      <text:p text:style-name="P1"><text:bookmark text:name="R-Complementation"/>Why are Turing-recognizable languages not closed under complementation?</text:p>
      <text:p text:style-name="P3">For a <text:span text:style-name="T6">Turing-recognizable</text:span> language to be closed under complementation, there would have to be a <text:span text:style-name="T6">Turing-machine</text:span>, M' which would recognize L'. This M' would have to be described in terms of M which accepts L like the below,</text:p>
      <text:p text:style-name="P3">M' would accept w rejected by M. But as M cannot conclusively reject a string(it is only a <text:span text:style-name="T6">Turing</text:span> acceptable TM), M' cannot be described.</text:p>
      <text:p text:style-name="P3"/>
      <text:p text:style-name="P6"><text:bookmark text:name="Dovetail"/>What is meant by running a TM in the <text:span text:style-name="T8">dov</text:span>etail way?</text:p>
      <text:p text:style-name="P5">Many times there is a need to see if one of the given strings is <text:span text:style-name="T4">Turing-Recognizable</text:span><text:span text:style-name="T2">.</text:span> It is not possible to run the TM completely over each one of the strings in an iterative manner. This is so because one of the strings, say w, might make the TM to loop infinitely. A Turing-Recognizable string scheduled to be run through the TM after w might not get a chance to prove it's Turing-Recognizability.</text:p>
      <text:p text:style-name="P5">This problem can be solved by running the TM one-step-at-a-time on each of the strings. Thus a Turing recognizable string will invariably be recognized.</text:p>
      <text:p text:style-name="P7"/>
      <text:p text:style-name="P6">Universal TM</text:p>
      <text:p text:style-name="P5">A universal TM takes other TM's as inputs and executes them. Our softwares are models of TM and computer models the universal 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0-24T14:13:31</meta:creation-date>
    <dc:date>2012-12-10T18:51:08</dc:date>
    <dc:creator>Kempa </dc:creator>
    <meta:editing-duration>PT6M15S</meta:editing-duration>
    <meta:editing-cycles>15</meta:editing-cycles>
    <meta:generator>LibreOffice/3.6$Linux_x86 LibreOffice_project/360m1$Build-2</meta:generator>
    <meta:document-statistic meta:table-count="0" meta:image-count="0" meta:object-count="0" meta:page-count="2" meta:paragraph-count="79" meta:word-count="915" meta:character-count="4584" meta:non-whitespace-character-count="3813"/>
  </office:meta>
</office:document-meta>
</file>